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25800" officeooo:paragraph-rsid="00025800"/>
    </style:style>
    <style:style style:name="T1" style:family="text">
      <style:text-properties officeooo:rsid="0003527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luno: Diogo do Nascimento Paza</text:p>
      <text:p text:style-name="P1"/>
      <text:p text:style-name="P1">Segue link da atividade 2:</text:p>
      <text:p text:style-name="P1"/>
      <text:p text:style-name="P1">https://github.com/diogopaza/atividade_2_estrutura_de_dados_mestrado</text:p>
      <text:p text:style-name="P1"/>
      <text:p text:style-name="P1">o nome do arquivo <text:span text:style-name="T1">com o artigo </text:span>é artigo.pdf</text:p>
      <text:p text:style-name="P1"/>
      <text:p text:style-name="P1">o arquivo para execução dos teste é principal.c.</text:p>
      <text:p text:style-name="P1"/>
      <text:p text:style-name="P1"/>
      <text:p text:style-name="P1">Tem alguns erros estou tentando resolver, por isso passei o link do github. Se tiver problema envio o pdf.</text:p>
      <text:p text:style-name="P1"/>
      <text:p text:style-name="P1">Obrigado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19T22:18:21.044657714</meta:creation-date>
    <dc:date>2021-04-19T22:28:44.545430145</dc:date>
    <meta:editing-duration>PT10M25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7" meta:word-count="48" meta:character-count="330" meta:non-whitespace-character-count="289"/>
  </office:meta>
</office:document-meta>
</file>